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5-01-2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4-02-13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3-02-2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2-01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0-12-16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20-01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9-02-0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7-12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6-12-2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6-01-1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5-02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3-12-0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3-12-0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3-01-2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2-01-30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1-01-3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10-02-08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9-03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8-02-0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7-02-2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6-01-1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5-01-04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4-01-23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3-01-09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2-01-25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1-03-0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2000-01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5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7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8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5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2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6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7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7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8095272404</text:p>
          </table:table-cell>
          <table:table-cell office:value-type="string" calcext:value-type="string">
            <text:p>195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6" meta:object-count="0"/>
    <meta:user-defined meta:name="AppVersion">3.0</meta:user-defined>
  </office:meta>
</office:document-meta>
</file>